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893cm" fo:margin-left="-0.191cm" fo:margin-top="0cm" fo:margin-bottom="0cm" table:align="left" style:writing-mode="lr-tb"/>
    </style:style>
    <style:style style:name="Table1.A" style:family="table-column">
      <style:table-column-properties style:column-width="5.271cm"/>
    </style:style>
    <style:style style:name="Table1.B" style:family="table-column">
      <style:table-column-properties style:column-width="11.621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style:text-properties fo:font-weight="bold" style:font-weight-asian="bold"/>
    </style:style>
    <style:style style:name="P3" style:family="paragraph" style:parent-style-name="Standard" style:master-page-name="Standard">
      <style:paragraph-properties style:page-number="auto"/>
    </style:style>
    <style:style style:name="P4" style:family="paragraph" style:parent-style-name="List_20_Paragraph" style:list-style-name="WWNum1"/>
    <style:style style:name="T1" style:family="text">
      <style:text-properties fo:font-weight="bold" style:font-weight-asian="bold"/>
    </style:style>
    <style:style style:name="T2" style:family="text">
      <style:text-properties style:text-position="super 58%"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OJECT POSTMORTEM SUBMISSION FRIDAY 4</text:span><text:span text:style-name="T2">TH</text:span><text:span text:style-name="T1"> MAY 2018</text:span></text:p>
      <text:p text:style-name="Standard">Once you have made your final presentation WE NEED YOU TO SUBMIT THE FOLLOWING COMPONENTS UPLOADED TO A SEPERATELY LABELLED GITHUB FOLDER</text:p>
      <text:list xml:id="list1277223331946117382" text:style-name="WWNum1">
        <text:list-item>
          <text:p text:style-name="P4">A SINGLE PAGE OF A4 (MAXIMUM) WHICH LISTS THE OVERVIEW OF THE ASSETS YOU HAVE PRODUCED FOR THE PROJECT, WHETHER THEY HAVE MADE IT INTO THE FINAL GAME OR NOT. </text:p>
        </text:list-item>
        <text:list-item>
          <text:p text:style-name="P4">A COMPLETED REVIEW OF THE PROJECT <text:span text:style-name="T1">USING THE TEMPLATE PROVIDED BELOW</text:span>. <text:s/>PLEASE REMEMBER THAT THE MORE DETAIL YOU ADD TO THIS COMPONENT THE EASIER IT IS FOR US TO JUDGE YOUR WORK. SO AVOID SINGLE LINES OF TEXT. <text:span text:style-name="T1">EXPLAIN WHAT YOU MEAN</text:span>.</text:p>
        </text:list-item>
      </text:list>
      <table:table table:name="Table1" table:style-name="Table1">
        <table:table-column table:style-name="Table1.A"/>
        <table:table-column table:style-name="Table1.B"/>
        <table:table-row table:style-name="Table1.1">
          <table:table-cell table:style-name="Table1.A1" office:value-type="string">
            <text:p text:style-name="P1"><text:span text:style-name="T1">STUDENT NAME</text:span></text:p>
          </table:table-cell>
          <table:table-cell table:style-name="Table1.A1" office:value-type="string">
            <text:p text:style-name="P1">Douglas Simpson</text:p>
          </table:table-cell>
        </table:table-row>
        <table:table-row table:style-name="Table1.1">
          <table:table-cell table:style-name="Table1.A1" office:value-type="string">
            <text:p text:style-name="P1"><text:span text:style-name="T1">PROJECT NAME</text:span></text:p>
          </table:table-cell>
          <table:table-cell table:style-name="Table1.A1" office:value-type="string">
            <text:p text:style-name="P1">The Battle Below</text:p>
          </table:table-cell>
        </table:table-row>
        <table:table-row table:style-name="Table1.1">
          <table:table-cell table:style-name="Table1.A1" office:value-type="string">
            <text:p text:style-name="P1">What do you think went well on the project?</text:p>
          </table:table-cell>
          <table:table-cell table:style-name="Table1.A1" office:value-type="string">
            <text:p text:style-name="P1">Unlike many of the other group projects I've worked on we had the actual idea for the game locked down very quickly. Though smaller things were changed (mostly which obstacles were going to be used in game), the overall idea of the game has mostly stayed the same, and so very little time has been wasted taking the game in the wrong direction. In addition, the game itself has come together relatively smoothly, it not only works almost entirely as intended but has been relatively free of bugs throughout development. </text:p>
          </table:table-cell>
        </table:table-row>
        <table:table-row table:style-name="Table1.1">
          <table:table-cell table:style-name="Table1.A1" office:value-type="string">
            <text:p text:style-name="P1">What do you think needed improvement on the project?</text:p>
          </table:table-cell>
          <table:table-cell table:style-name="Table1.A1" office:value-type="string">
            <text:p text:style-name="P1">Management would be the biggest problem this project has suffered from. The first presentation was very poor, and there hadn't been enough work done in advance for it (Many other groups had basic working prototypes by this point, we were quite a way behind). </text:p>
            <text:p text:style-name="P1"/>
            <text:p text:style-name="P1">Some of the tasks set on Jira haven’t been specific enough, or when they have, <text:s/>haven’t always been followed particularly accurately. My main example would be when some of our play testing was done with the wrong version of the game and the wrong testing questionnaire, leaving us with feedback that wasn't the most helpful-despite the task specifically stating to use the newer versions of both. </text:p>
            <text:p text:style-name="P1"/>
            <text:p text:style-name="P1">In addition, the games art. The standards have not been high there, and while some of it has been fine, some has been very low quality, seemingly not having much effort put into it, and the feedback from testing seems to agree with me there since the poor quality of the art came up several times. </text:p>
            <text:p text:style-name="P1"/>
            <text:p text:style-name="P1">There's also the fact that a lot of communication that should have taken place over email ended up taking place over other messaging systems instead. </text:p>
            <text:p text:style-name="P1"/>
            <text:p text:style-name="P1">And, lastly, several tasks have often been completed but completed late, sometimes by up to two weeks, delaying other tasks drastically.</text:p>
          </table:table-cell>
        </table:table-row>
        <table:table-row table:style-name="Table1.1">
          <table:table-cell table:style-name="Table1.A1" office:value-type="string">
            <text:p text:style-name="P1">What do you think of your own contribution to the project?</text:p>
          </table:table-cell>
          <table:table-cell table:style-name="Table1.A1" office:value-type="string">
            <text:p text:style-name="P1">My main contribution to this project has been the coding, a task I took since I wanted to work on my coding skills. And, overall, things have worked out well. I've managed to include everything we needed to in the game on schedule (with the exception of tasks delayed as mentioned earlier, often this was implementing artwork that simply wasn't there). The game itself works as planned, and has had very few bugs reported so on a technical level, I suppose my contribution has <text:soft-page-break/>been fairly solid. However, I do think I should have done more towards the management side. I should have done more to get the tasks locked down to ensure we got what we wanted, and also chasing people up on delayed tasks more to attempt to keep things on a more consistent schedule.</text:p>
            <text:p text:style-name="P1"/>
          </table:table-cell>
        </table:table-row>
        <table:table-row table:style-name="Table1.1">
          <table:table-cell table:style-name="Table1.A1" office:value-type="string">
            <text:p text:style-name="P1"><text:span text:style-name="T1">OVERVIEW</text:span></text:p>
          </table:table-cell>
          <table:table-cell table:style-name="Table1.A1" office:value-type="string">
            <text:p text:style-name="P1"/>
          </table:table-cell>
        </table:table-row>
        <table:table-row table:style-name="Table1.1">
          <table:table-cell table:style-name="Table1.A1" office:value-type="string">
            <text:p text:style-name="P1"><text:span text:style-name="T1">Thinking about the project you have worked on this year, what are the important lessons that you will take away from the experience for your next group project?</text:span></text:p>
            <text:p text:style-name="P2"/>
            <text:p text:style-name="P2"/>
          </table:table-cell>
          <table:table-cell table:style-name="Table1.A1" office:value-type="string">
            <text:p text:style-name="P1">Keeping a project well managed is clearly vital as this project proved. A lot of the poorer aspects of this project were down to infrequent communication or communication that wasn't specific enough, which I will have to work on in future. Keeping to schedule, equally so due to the amount of tasks delayed by others not being complete.</text:p>
            <text:p text:style-name="P1"/>
            <text:p text:style-name="P1"/>
          </table:table-cell>
        </table:table-row>
      </table:table>
      <text:p text:style-name="Standard"/>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100%" fo:margin-left="1.27cm" fo:margin-right="0cm"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mes</meta:initial-creator>
    <dc:creator>Douglas Simpson</dc:creator>
    <meta:editing-cycles>12</meta:editing-cycles>
    <meta:creation-date>2016-09-08T14:01:00</meta:creation-date>
    <dc:date>2018-04-30T13:43:33.80</dc:date>
    <meta:editing-duration>PT1H10M28S</meta:editing-duration>
    <meta:generator>OpenOffice/4.1.0$Win32 OpenOffice.org_project/410m18$Build-9764</meta:generator>
    <meta:document-statistic meta:table-count="1" meta:image-count="0" meta:object-count="0" meta:page-count="2" meta:paragraph-count="21" meta:word-count="667" meta:character-count="3810"/>
    <meta:user-defined meta:name="AppVersion">12.0000</meta:user-defined>
    <meta:user-defined meta:name="Company">University Campus Suffol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